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4.12</text:span> Examine the difficulty of adding a proposed <text:span text:style-name="T2">swap rs1, rs2</text:span> instruction to RISC-V.</text:p>
      <text:p text:style-name="P1"/>
      <text:p text:style-name="P1">Interpretation: <text:span text:style-name="T2">Reg[rs2]=Reg[rs1]; Reg[rs1]=Reg[rs2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1-23T09:30:09.243000000</dc:date>
    <meta:editing-duration>PT52S</meta:editing-duration>
    <meta:editing-cycles>1</meta:editing-cycles>
    <meta:document-statistic meta:table-count="0" meta:image-count="0" meta:object-count="0" meta:page-count="1" meta:paragraph-count="2" meta:word-count="17" meta:character-count="137" meta:non-whitespace-character-count="122"/>
  </office:meta>
</office:document-meta>
</file>